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3713" officeooo:paragraph-rsid="001e3713"/>
    </style:style>
    <style:style style:name="P2" style:family="paragraph" style:parent-style-name="Standard">
      <style:text-properties fo:font-size="24pt" fo:font-weight="bold" officeooo:rsid="001e3713" officeooo:paragraph-rsid="001e3713" style:font-size-asian="24pt" style:font-weight-asian="bold" style:font-size-complex="24pt" style:font-weight-complex="bold"/>
    </style:style>
    <style:style style:name="P3" style:family="paragraph" style:parent-style-name="Standard">
      <style:text-properties fo:font-weight="bold" officeooo:rsid="001e3713" officeooo:paragraph-rsid="001e371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ario de clase</text:p>
      <text:p text:style-name="P1"/>
      <text:p text:style-name="P3">Wuke Zhang</text:p>
      <text:p text:style-name="P3"/>
      <text:p text:style-name="P3">2-ASIR</text:p>
      <text:p text:style-name="P3"/>
      <text:p text:style-name="P3">2.4 Configuración Servidor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07T12:08:52.280000000</dc:date>
    <meta:editing-duration>PT13M21S</meta:editing-duration>
    <meta:editing-cycles>1</meta:editing-cycles>
    <meta:document-statistic meta:table-count="0" meta:image-count="0" meta:object-count="0" meta:page-count="1" meta:paragraph-count="4" meta:word-count="9" meta:character-count="57" meta:non-whitespace-character-count="52"/>
    <meta:generator>LibreOffice/7.3.3.2$Windows_X86_64 LibreOffice_project/d1d0ea68f081ee2800a922cac8f79445e4603348</meta:generator>
  </office:meta>
</office:document-meta>
</file>